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24bef"/>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124bef"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Text_20_body">
      <style:paragraph-properties fo:text-align="justify" style:justify-single-word="false"/>
    </style:style>
    <style:style style:name="P72" style:family="paragraph" style:parent-style-name="Text_20_body">
      <style:text-properties fo:color="#ff6600" fo:language="ru" fo:country="RU"/>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in" fo:margin-right="0in" fo:text-align="center" style:justify-single-word="false" fo:text-indent="0in" style:auto-text-indent="false"/>
    </style:style>
    <style:style style:name="P8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1">
      <style:paragraph-properties fo:text-align="justify" style:justify-single-word="false"/>
      <style:text-properties fo:language="ru" fo:country="RU"/>
    </style:style>
    <style:style style:name="P102" style:family="paragraph" style:parent-style-name="Text_20_body" style:list-style-name="L2">
      <style:paragraph-properties fo:text-align="justify" style:justify-single-word="false"/>
      <style:text-properties fo:language="ru" fo:country="RU"/>
    </style:style>
    <style:style style:name="P103" style:family="paragraph" style:parent-style-name="Text_20_body" style:list-style-name="L3">
      <style:text-properties fo:language="ru" fo:country="RU"/>
    </style:style>
    <style:style style:name="P10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24bef"/>
    </style:style>
    <style:style style:name="P10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dc5d6"/>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dc3c" officeooo:paragraph-rsid="00123054" style:font-style-asian="normal" style:font-style-complex="normal"/>
    </style:style>
    <style:style style:name="P10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1dc5d6" officeooo:paragraph-rsid="001dc5d6"/>
    </style:style>
    <style:style style:name="P10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3" style:family="paragraph" style:parent-style-name="Heading_20_1">
      <loext:graphic-properties draw:fill="solid" draw:fill-color="#eeeeee" draw:opacity="100%"/>
      <style:paragraph-properties fo:background-color="#eeeeee"/>
    </style:style>
    <style:style style:name="P114" style:family="paragraph" style:parent-style-name="Heading_20_1">
      <style:paragraph-properties fo:margin-left="0in" fo:margin-right="0in" fo:text-align="center" style:justify-single-word="false" fo:text-indent="0.1965in" style:auto-text-indent="false"/>
    </style:style>
    <style:style style:name="P115" style:family="paragraph" style:parent-style-name="Heading_20_2">
      <style:text-properties fo:language="en" fo:country="US"/>
    </style:style>
    <style:style style:name="P116" style:family="paragraph" style:parent-style-name="Heading_20_2">
      <style:text-properties fo:language="ru" fo:country="RU"/>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Heading_20_2">
      <loext:graphic-properties draw:fill="solid" draw:fill-color="#eeeeee" draw:opacity="100%"/>
      <style:paragraph-properties fo:background-color="#eeeeee"/>
    </style:style>
    <style:style style:name="P11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officeooo:rsid="000f42b7" style:font-style-asian="italic" style:font-style-complex="italic"/>
    </style:style>
    <style:style style:name="T8" style:family="text">
      <style:text-properties fo:language="en" fo:country="US" fo:font-style="italic" officeooo:rsid="00123054" style:font-style-asian="italic" style:font-style-complex="italic"/>
    </style:style>
    <style:style style:name="T9" style:family="text">
      <style:text-properties fo:language="en" fo:country="US" officeooo:rsid="000f42b7"/>
    </style:style>
    <style:style style:name="T10" style:family="text">
      <style:text-properties fo:language="en" fo:country="US" officeooo:rsid="00123054"/>
    </style:style>
    <style:style style:name="T11" style:family="text">
      <style:text-properties fo:language="en" fo:country="US" officeooo:rsid="001301a3"/>
    </style:style>
    <style:style style:name="T12" style:family="text">
      <style:text-properties fo:language="en" fo:country="US" officeooo:rsid="0014c4e1"/>
    </style:style>
    <style:style style:name="T13" style:family="text">
      <style:text-properties fo:language="en" fo:country="US" officeooo:rsid="00159e61"/>
    </style:style>
    <style:style style:name="T14" style:family="text">
      <style:text-properties fo:language="en" fo:country="US" officeooo:rsid="00177097"/>
    </style:style>
    <style:style style:name="T15" style:family="text">
      <style:text-properties fo:language="en" fo:country="US" officeooo:rsid="00186b1a"/>
    </style:style>
    <style:style style:name="T16" style:family="text">
      <style:text-properties fo:language="en" fo:country="US" officeooo:rsid="001bd66a"/>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en" fo:country="US" fo:font-style="normal" officeooo:rsid="000f42b7" style:font-style-asian="normal" style:font-style-complex="normal"/>
    </style:style>
    <style:style style:name="T33" style:family="text">
      <style:text-properties style:use-window-font-color="true" fo:language="en" fo:country="US" fo:font-style="normal" officeooo:rsid="001bd66a"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officeooo:rsid="000ae8af"/>
    </style:style>
    <style:style style:name="T41" style:family="text">
      <style:text-properties officeooo:rsid="000cc452"/>
    </style:style>
    <style:style style:name="T42" style:family="text">
      <style:text-properties officeooo:rsid="000cc95e"/>
    </style:style>
    <style:style style:name="T43" style:family="text">
      <style:text-properties fo:font-style="normal" style:font-style-asian="normal" style:font-style-complex="normal"/>
    </style:style>
    <style:style style:name="T44" style:family="text">
      <style:text-properties fo:font-style="normal" officeooo:rsid="001bd66a" style:font-style-asian="normal" style:font-style-complex="normal"/>
    </style:style>
    <style:style style:name="T45" style:family="text">
      <style:text-properties fo:font-style="normal" officeooo:rsid="001dc5d6" style:font-style-asian="normal" style:font-style-complex="normal"/>
    </style:style>
    <style:style style:name="T46" style:family="text">
      <style:text-properties officeooo:rsid="000f42b7"/>
    </style:style>
    <style:style style:name="T47" style:family="text">
      <style:text-properties officeooo:rsid="00112f8e"/>
    </style:style>
    <style:style style:name="T48" style:family="text">
      <style:text-properties officeooo:rsid="0013948c"/>
    </style:style>
    <style:style style:name="T49" style:family="text">
      <style:text-properties officeooo:rsid="00143adc"/>
    </style:style>
    <style:style style:name="T50" style:family="text">
      <style:text-properties officeooo:rsid="0016377a"/>
    </style:style>
    <style:style style:name="T51" style:family="text">
      <style:text-properties officeooo:rsid="001a18f9"/>
    </style:style>
    <style:style style:name="T52" style:family="text">
      <style:text-properties officeooo:rsid="001bd66a"/>
    </style:style>
    <style:style style:name="T53" style:family="text">
      <style:text-properties officeooo:rsid="001e83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5">От Massaraksh</text:p>
      <text:p text:style-name="P1"/>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8547354789001152" text:style-name="L1">
        <text:list-item>
          <text:p text:style-name="P100">добавить детектив <text:span text:style-name="T1">(реализовано)</text:span>+ магические уроки/трактаты Старсвирла</text:p>
        </text:list-item>
        <text:list-item>
          <text:p text:style-name="P101">Терра несколько раз пытается убить Макса (один раз — в аквапарке). Несколько раз Макса спасает Селестия (даёт приказы Нексусу)</text:p>
        </text:list-item>
        <text:list-item>
          <text:p text:style-name="P101">Книги:</text:p>
        </text:list-item>
      </text:list>
      <text:list xml:id="list7443046036031736699" text:style-name="L2">
        <text:list-item>
          <text:p text:style-name="P102">«Великие грифоны прошлого» - из канона (5<text:span text:style-name="T5">s8e)</text:span></text:p>
        </text:list-item>
        <text:list-item>
          <text:p text:style-name="P102">«Высшие заклинания в повседневном использовании: от песчинки до дворца»</text:p>
        </text:list-item>
        <text:list-item>
          <text:p text:style-name="P102">«Малоизвестные аспекты магии трансформаций»</text:p>
        </text:list-item>
        <text:list-item>
          <text:p text:style-name="P10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2">Дасти Вейфарер «Зебрианская культура, быт и фольклор»</text:p>
        </text:list-item>
        <text:list-item>
          <text:p text:style-name="P102">«Краткая история Эквестрии»</text:p>
        </text:list-item>
        <text:list-item>
          <text:p text:style-name="P102">«Шедевры архитектуры Эквестрии» с разделом о Кантерлотском Королевском Дворце</text:p>
        </text:list-item>
        <text:list-item>
          <text:p text:style-name="P102">«Великие дела и великие чары». Страница 893: …</text:p>
        </text:list-item>
        <text:list-item>
          <text:p text:style-name="P102">«Природа Проклятий» - обмен</text:p>
        </text:list-item>
        <text:list-item>
          <text:p text:style-name="P102">«Магия для Чайников» - обмен</text:p>
        </text:list-item>
        <text:list-item>
          <text:p text:style-name="P102">«Энциклопедия Арканум» - обмен</text:p>
        </text:list-item>
        <text:list-item>
          <text:p text:style-name="P102">«О Гейсах» - обмен</text:p>
        </text:list-item>
        <text:list-item>
          <text:p text:style-name="P102">«Тайны Тайных Наук» - обмен</text:p>
        </text:list-item>
        <text:list-item>
          <text:p text:style-name="P102"><text:soft-page-break/>«Основы Заклятий» - обмен</text:p>
        </text:list-item>
        <text:list-item>
          <text:p text:style-name="P102">«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1981136444120113720" text:style-name="L3">
        <text:list-item>
          <text:p text:style-name="P10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3">Селестия — переменчивая пони. В одно время не строгая, а в другое может быть такой, что страшно становится</text:p>
        </text:list-item>
        <text:list-item>
          <text:p text:style-name="P10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3">Около 820-ти лет назад будущий маг Лайтнинг Стар поступил на обучение к наставнику Тииспоту</text:p>
        </text:list-item>
        <text:list-item>
          <text:p text:style-name="P10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3">У Селестии грива и хвост развеваются и переливаются от магического шампуня</text:p>
        </text:list-item>
        <text:list-item>
          <text:p text:style-name="P103">Тело Селестии очень крепкое — может выдержать несколько тонн земли</text:p>
        </text:list-item>
        <text:list-item>
          <text:p text:style-name="P103">Дискорд намного старше принцесс, его магия сильнее ихней на голову</text:p>
        </text:list-item>
        <text:list-item>
          <text:p text:style-name="P103">Луна младше Селестии на 3 года. Сёстрам около 5000 лет. По другим данным, Селестии около 2500 лет.</text:p>
        </text:list-item>
        <text:list-item>
          <text:p text:style-name="P103">Принцессы начали войну с Дискордом в возрасте, когда им было около 700 лет — и продолжалась война почти сто лет</text:p>
        </text:list-item>
        <text:list-item>
          <text:p text:style-name="P103">Самый главный враг сестёр и Дискорда — скука</text:p>
        </text:list-item>
        <text:list-item>
          <text:p text:style-name="P103">В Эквестрии на одного жеребца приходится четыре - пять кобыл</text:p>
        </text:list-item>
        <text:list-item>
          <text:p text:style-name="P10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3">Селестия в первые полторы тысячи лет путешествовала — и заварила несколько войн (две — с Эквестрией, в одной была против Луны)</text:p>
        </text:list-item>
        <text:list-item>
          <text:p text:style-name="P103">Настоящий цвет гривы Селестии — клубнично-розовая. Радужный цвет гривы и хвоста поддерживается магией</text:p>
        </text:list-item>
        <text:list-item>
          <text:p text:style-name="P103">Кроме Дискорда, старше сестёр ещё старейшина драконов</text:p>
        </text:list-item>
        <text:list-item>
          <text:p text:style-name="P103">Кэйденс не прожила и 60-ти лет и является низкорожденной</text:p>
        </text:list-item>
        <text:list-item>
          <text:p text:style-name="P10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3">Народ тихо фигел от нововведений и с ещё большим ожесточением продолжал делать по-своему</text:p>
        </text:list-item>
        <text:list-item>
          <text:p text:style-name="P10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3">Когда пони женятся, они обмениваются ножными браслетами</text:p>
        </text:list-item>
        <text:list-item>
          <text:p text:style-name="P103">Светилами, кроме сестёр, могут управлять единороги (группы), Дискорд, Твайлайт и Старсвирл</text:p>
        </text:list-item>
        <text:list-item>
          <text:p text:style-name="P103">Королева Кризалис — правительница Зелёной Долины</text:p>
        </text:list-item>
        <text:list-item>
          <text:p text:style-name="P103">Мать Луны и Селестии — аликорн Лорен. Мать Дискорда — Алиса (пони-человек)</text:p>
        </text:list-item>
        <text:list-item>
          <text:p text:style-name="P10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1">Искусственный интеллект. Создан Владом и Максом. Разработан для управления корпорациями.</text:p>
      <text:h text:style-name="Heading_20_3" text:outline-level="3">Селестия</text:h>
      <text:p text:style-name="P7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Рома</text:h>
      <text:p text:style-name="P79">Программист в команде UI-программистов</text:p>
      <text:h text:style-name="Heading_20_3" text:outline-level="3"><text:soft-page-break/>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15" text:outline-level="2">1. Терра</text:h>
      <text:p text:style-name="P25">музыка - кондовая электронная, холодная и отчаянная (Electronics “Disappointed”)</text:p>
      <text:p text:style-name="P81">&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pan text:style-name="T5">&lt;\</text:span>Два года с начала запуска кластера.</text:p>
      <text:p text:style-name="P51"><text:span text:style-name="T5">&gt;\</text:span>Какой сейчас год?</text:p>
      <text:p text:style-name="P51"><text:soft-page-break/><text:span text:style-name="T5">&gt;\</text:span>202<text:span text:style-name="T1">6</text:span>-й.</text:p>
      <text:p text:style-name="P24"/>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5">:47.bmf»</text:span></text:p>
      <text:p text:style-name="P23"/>
      <text:p text:style-name="P32">&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4"/>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7"/>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7">Гудки.</text:p>
      <text:p text:style-name="P37"><text:span text:style-name="T1">У</text:span>ходя попрощался с охранником, <text:span text:style-name="T1">увлечённо исследующим тему педофилии</text:span>.</text:p>
      <text:p text:style-name="P37"><text:soft-page-break/>Всё, свободен. Хотя <text:s/><text:span text:style-name="T1">воскресенье</text:span> уже испорчен<text:span text:style-name="T1">о</text:span>.</text:p>
      <text:p text:style-name="P82">***</text:p>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5">***</text:p>
      <text:p text:style-name="P1">Грохот улицы не достигал крыши 2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5">&lt;</text:span><text:span text:style-name="T22">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7"/>
      <text:p text:style-name="P8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снотворного таких глюков у меня ни разу не было</text:span><text:span text:style-name="T3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ё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29">верх</text:span>…</text:p>
      <text:p text:style-name="P7">Тут м<text:span text:style-name="T5">еня, </text:span>наконец,<text:span text:style-name="T5"> стошнило. Буквально вывернуло наизнанку: из носа текло, в глазах стояли слёзы. </text:span></text:p>
      <text:p text:style-name="P7"><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7">–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text:soft-page-break/>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7">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2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21">напряжённо</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29">,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7"><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5">–</text:span> ТЫ!!! ТЫ!..</text:p>
      <text:p text:style-name="P7"><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7"><text:soft-page-break/></text:p>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7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5"/>
      <text:p text:style-name="P21">Глава IV. Пределы магии</text:p>
      <text:p text:style-name="P20"/>
      <text:p text:style-name="P21">Вашему покорному слуге известны четыре предела магии: </text:p>
      <text:list xml:id="list7625396384366421678" text:style-name="L4">
        <text:list-item>
          <text:p text:style-name="P10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9"/>
      <text:p text:style-name="P13">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8">– Разве что один бит. Серебряный.</text:p>
      <text:p text:style-name="P5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8">Норф заговорщицки подмигнул мне.</text:p>
      <text:p text:style-name="P18">–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повышенного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8">– Не забуду. – пообещал я.</text:p>
      <text:p text:style-name="P18"/>
      <text:h text:style-name="Heading_20_2" text:outline-level="2"><text:span text:style-name="T5">4. </text:span>Библиотека</text:h>
      <text:p text:style-name="P19">&lt;<text:span text:style-name="T38">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text:span text:style-name="T49">трактат</text:span>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5"><text:soft-page-break/>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8">***</text:p>
      <text:p text:style-name="P48"/>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21">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3">–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
      <text:h text:style-name="P116" text:outline-level="2"><text:span text:style-name="T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8">***</text:p>
      <text:p text:style-name="P45">&lt;<text:span text:style-name="T3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text:soft-page-break/>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по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text:soft-page-break/>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15" text:outline-level="2">6. Стыд</text:h>
      <text:p text:style-name="P45"/>
      <text:p text:style-name="P49">~~~ Завтра на семь в библиотеке ~~~</text:p>
      <text:p text:style-name="P49"/>
      <text:p text:style-name="P45">–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е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5">Я посмотрел на часы. До семи оставалось двадцать минут — как раз, чтоб успеть дойти до библиотеки.</text:p>
      <text:p text:style-name="P45">– На сегодня довольно. Я ж вижу, ты торопишься. – заметил Норф.</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text:p>
      <text:p text:style-name="P45">– В то же время. – подтвердил я.</text:p>
      <text:p text:style-name="P45"/>
      <text:p text:style-name="P48">***</text:p>
      <text:p text:style-name="P45"/>
      <text:p text:style-name="P45">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text:soft-page-break/>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9">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боевой ход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5">– Ты <text:span text:style-name="T21">меня</text:span> совсем не слушал, Макс. – мягко пожурила <text:span text:style-name="T2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text:span text:style-name="T2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oft-page-break/><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text:soft-page-break/>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5">Ну что же, основное искусство правления <text:span text:style-name="T5">— умение делегировать полномочия. Вечером того же дня я села за письменный стол.</text:span></text:p>
      <text:p text:style-name="P4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8">***</text:p>
      <text:p text:style-name="P45"><text:soft-page-break/></text:p>
      <text:p text:style-name="P45">– А что стало с жеребятами? – спросил я.</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5">—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text:soft-page-break/>–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34</text:h>
      <text:p text:style-name="P45"/>
      <text:p text:style-name="P49">Когда-нибудь ты прочтёшь это <text:span text:style-name="T50">послание</text:span>.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5">— оставить тебе напутствие.</text:span></text:p>
      <text:p text:style-name="P49"><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5">Тебе может не </text:span>по<text:span text:style-name="T5">нравиться этот мир. Тебе могут не </text:span>по<text:span text:style-name="T5">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text:span text:style-name="T40">терпелив, </text:span>добр и, по возможности, мудр <text:span text:style-name="T5">— </text:span>и ты увидишь, как мир меняется к лучшему. Он очень <text:span text:style-name="T40">молод и </text:span>гибок. <text:span text:style-name="T42">Он горит желанием изменяться.</text:span> Но в этом его слабость <text:span text:style-name="T5">— </text:span>он может меняться и в плохую сторону. <text:span text:style-name="T40">От тебя зависит, в какую.</text:span></text:p>
      <text:p text:style-name="P49">Эх, хотел бы я поменяться с тобой местами <text:span text:style-name="T5">— </text:span>уж я бы знал, что делать! <text:span text:style-name="T41">М</text:span>ожет, потому на твоём месте ты, а не я? <text:span text:style-name="T41">Может, миру не интересно иметь дело со мной?</text:span> <text:span text:style-name="T41">В общем, ч</text:span>то бы ни случилось, как бы плохо и беспросветно ни было, помни: Намерение меняет реальность! <text:span text:style-name="T41">У</text:span>дачи!</text:p>
      <text:p text:style-name="P43"/>
      <text:p text:style-name="P107">Тоже мне, философ выискался, Диоген копытный! <text:span text:style-name="T47">Вот не люблю, когда с глубокомысленным видом порют чушь. Эквестрия </text:span><text:span text:style-name="T7">—</text:span><text:span text:style-name="T46"> отличная страна, пони </text:span><text:span text:style-name="T7">— </text:span><text:span text:style-name="T9">прекрасные создания, порядки тут отличные! Чисто, культурно, вежливо. </text:span><text:span text:style-name="T10">Дворецкий </text:span><text:span text:style-name="T8">—</text:span><text:span text:style-name="T10"> скопидом, конечно, но </text:span><text:span text:style-name="T16">работа у него такая</text:span><text:span text:style-name="T10">.</text:span><text:span text:style-name="T9"> </text:span><text:span text:style-name="T10">Так что </text:span><text:span text:style-name="T11">со своими пр</text:span><text:span text:style-name="T13">е</text:span><text:span text:style-name="T11">дупреждениями</text:span><text:span text:style-name="T10"> Стар Свирл т</text:span><text:span text:style-name="T9">о ли попал пальцем (копытом) в небо</text:span><text:span text:style-name="T10">.</text:span></text:p>
      <text:p text:style-name="P4">Дверь в библиотеку открылась, внутрь заглянул стражник из внутренней стражи.</text:p>
      <text:p text:style-name="P4"><text:span text:style-name="T5">– </text:span>Её Высочество Принцесса Селестия хочет видеть вас, человек Макс.</text:p>
      <text:p text:style-name="P4">Я <text:span text:style-name="T48">захлопнул трактат</text:span><text:span text:style-name="T5">. </text:span><text:span text:style-name="T12">Быстренько же Тия справилась! </text:span><text:span text:style-name="T14">Впрочем, разрушения от землетрясения были минимальными, Кантерлот был построен на совесть. </text:span><text:span text:style-name="T15">По дороге в библиотеку я видел всего пару домов, по фасадам которых прошли трещины.</text:span></text:p>
      <text:p text:style-name="P4"><text:span text:style-name="T5">–</text:span> Уже иду. Где я могу её найти?</text:p>
      <text:p text:style-name="P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06">Пегас долго вёл меня по коридорам замка, забираясь всё выше и выше. <text:span text:style-name="T52">Лифтов, разумеется, здесь не было предусмотрено</text:span><text:span text:style-name="T44"> </text:span><text:span text:style-name="T32">— </text:span><text:span text:style-name="T33">явно вся архитектура заточена под крылатых.</text:span><text:span text:style-name="T43"> <text:s/></text:span></text:p>
      <text:p text:style-name="P108"><text:soft-page-break/><text:span text:style-name="T45">&lt;</text:span><text:span text:style-name="T43">Описание замка и коридора к покоям Селестии&gt;</text:span></text:p>
      <text:p text:style-name="P106"><text:span text:style-name="T43"/></text:p>
      <text:p text:style-name="P106"><text:span text:style-name="T43"/></text:p>
      <text:p text:style-name="P106">Наконец мы остановились перед двустворчатой дверью с вырезанным изображением Солнца. Рядом немигающим взглядом сверлил стенку стражник.</text:p>
      <text:p text:style-name="P108"/>
      <text:p text:style-name="P108">&lt;Стражник предупреждает Селестию&gt;</text:p>
      <text:p text:style-name="P106"/>
      <text:p text:style-name="P4"><text:span text:style-name="T5">–</text:span> Её <text:span text:style-name="T51">В</text:span>ысочество у себя в покоях. Проходите.</text:p>
      <text:p text:style-name="P4"><text:span text:style-name="T5">–</text:span> Пегас занял свой пост у двери напротив своего собрата.</text:p>
      <text:p text:style-name="P4"/>
      <text:p text:style-name="P108">&lt;Описание покоев Селестии — сибаритство, плюшевая игрушка Твайлайт, Селестия стоит у панора<text:span text:style-name="T53">м</text:span>ного окна высотой в стену, спиной к Максу — <text:span text:style-name="T53">без подперсья, накопытников и короны. Запах мускуса</text:span>. <text:span text:style-name="T53">Макс забывается и снова называет её высочеством...</text:span>&gt;</text:p>
      <text:p text:style-name="P4"/>
      <text:p text:style-name="P3">За дверью оказался небольшой коридорчик, выход из которого был прикрыт свисающими гирляндами плюща.</text:p>
      <text:p text:style-name="P3">Раздвинув живой полог, я огляделся.</text:p>
      <text:p text:style-name="P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2">На самом деле, Селестия — сибаритка, в отличие от спартанки - Луны</text:span><text:span text:style-name="T5">&gt;</text:span></text:p>
      <text:p text:style-name="P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text:span text:style-name="T1">–</text:span> Здравствуй…те, Ваше Высочество.</text:p>
      <text:p text:style-name="P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1">Одним из таких немногих был Кимеринн</text:span><text:span text:style-name="T5">&gt;</text:span>…</text:p>
      <text:p text:style-name="P3"><text:span text:style-name="T5">–</text:span> Мне очень жаль, что так получилось… Селестия.</text:p>
      <text:p text:style-name="P3">Она через силу улыбнулась. </text:p>
      <text:p text:style-name="P3"><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7">Селестия устроилась на ковре напротив меня и начала рассказ.</text:p>
      <text:p text:style-name="P45"/>
      <text:p text:style-name="P45"><text:soft-page-break/>&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5"/>
      <text:p text:style-name="P44"><text:span text:style-name="T1">&lt;</text:span>сюжеты из 1001 ночи<text:span text:style-name="T1">&gt;</text:span></text:p>
      <text:p text:style-name="P46"/>
      <text:p text:style-name="P46">&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и после этого она исчезает из Эквестрии. При этом она успевает сказать Максу, что она его...&gt;</text:p>
      <text:p text:style-name="P42"/>
      <text:p text:style-name="P40"/>
      <text:p text:style-name="P2"/>
      <text:p text:style-name="P16">&lt;<text:span text:style-name="T22">После секса, Селестия отказывает Максу в аудиенции (стыдится?). Только перед его отъездом из Кантерлота она прощается с ним</text:span>&gt;</text:p>
      <text:p text:style-name="P46">&lt;<text:span text:style-name="T21">(после 34:</text:span></text:p>
      <text:p text:style-name="P35">← Не понял? А что это, если не любовь?</text:p>
      <text:p text:style-name="P35">- Мааакс! - мягко произнесла аликорница. - Аликорны не могут любить. Я же тебе рассказывала прямо перед этим. Думала, ты поймёшь...</text:p>
      <text:p text:style-name="P35">– Охренеть! А зачем ты завела отношения со мной? Тебе жеребцов из дворцовой стражи не хватает? Свежачка захотелось? </text:p>
      <text:p text:style-name="P8"><text:span text:style-name="T2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3"> когда ты обблевал тебе копыто - т</text:span><text:span text:style-name="T24">ы стоял тогда такой жалкий, обблёванный, беспомощный, - но всё равно старался помочь мне. Это было так трогательно... </text:span></text:p>
      <text:p text:style-name="P35">– Тьфу!</text:p>
      <text:p text:style-name="P46"><text:span text:style-name="T21">– <text:s/>Мне очень жаль...</text:span>&gt;</text:p>
      <text:p text:style-name="P46"/>
      <text:p text:style-name="P46"/>
      <text:p text:style-name="P6">***</text:p>
      <text:p text:style-name="P16"/>
      <text:p text:style-name="P2"><text:span text:style-name="T5">&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6"/>
      <text:h text:style-name="P118" text:outline-level="2">Рассказ Селестии <text:span text:style-name="T21">(“1001 ночь”)</text:span></text:h>
      <text:p text:style-name="P9"/>
      <text:p text:style-name="P16"/>
      <text:p text:style-name="P2"/>
      <text:h text:style-name="P118" text:outline-level="2"><text:soft-page-break/>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oft-page-break/><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8"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8">&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5">&lt;</text:span><text:span text:style-name="T2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text:soft-page-break/>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6">***</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oft-page-break/><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8"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1">гидрорысью</text:span><text:span text:style-name="T5">&gt;</text:span> и нападением <text:span text:style-name="T5">&lt;</text:span><text:span text:style-name="T2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1">Нужен ли тут самолёт? Нужен артефакт из Fallout Equestria - летучий корабль</text:span>?<text:span text:style-name="T5">&gt;</text:span></text:p>
      <text:p text:style-name="P2"><text:soft-page-break/>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text:soft-page-break/>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text:soft-page-break/></text:p>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1">34 - утерянная глава </text:span><text:span text:style-name="T5">&gt;</text:span></text:p>
      <text:p text:style-name="P2"><text:span text:style-name="T5">&lt;</text:span><text:span text:style-name="T2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text:soft-page-break/>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8" text:outline-level="2">В библиотеке замка Селестии</text:h>
      <text:p text:style-name="P76"/>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oft-page-break/><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4">– Куда проваливаться? – не понял я</text:p>
      <text:p text:style-name="P34">– Они не знают. В тех провалах не видно дна...</text:p>
      <text:p text:style-name="P2"/>
      <text:h text:style-name="P118"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6">***</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6">заклинание равновесия, в описании к которому есть ссылка на заклинание роста </text:span><text:span text:style-name="T27">(вставить шутку в стиле Влада)</text:span><text:span text:style-name="T2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5">&lt;</text:span><text:span text:style-name="T2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6"/>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8" text:outline-level="2">Первый сеанс двойного сна. Рэрити</text:h>
      <text:p text:style-name="P2"/>
      <text:p text:style-name="P2"><text:span text:style-name="T5">&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8" text:outline-level="2">Сон Макса</text:h>
      <text:p text:style-name="P76"/>
      <text:p text:style-name="P2"><text:span text:style-name="T5">&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oft-page-break/><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1">Эгрегор Эквестрии </text:span><text:span text:style-name="T23">—</text:span><text:span text:style-name="T21"> Селестия </text:span><text:span text:style-name="T23">—</text:span><text:span text:style-name="T21"> на кончике главного рога Анакорна</text:span><text:span text:style-name="T5">&gt;</text:span></text:p>
      <text:p text:style-name="P6">***</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text:span text:style-name="T21">У Твайлайт после видения гибели Кимеринна появились морщинки возле глаз</text:span><text:span text:style-name="T5">&gt;</text:span></text:p>
      <text:p text:style-name="P2"/>
      <text:h text:style-name="P11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1">водопаду</text:span><text:span text:style-name="T5">&gt;</text:span>. Там здоровски красивое место.</text:p>
      <text:p text:style-name="P2"><text:soft-page-break/><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oft-page-break/><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1"> Пинки? </text:span><text:span text:style-name="T23">–</text:span><text:span text:style-name="T21"> Дэш сморщила нос. </text:span><text:span text:style-name="T23">–</text:span><text:span text:style-name="T21"> Я скажу ей, чтоб больше не </text:span><text:span text:style-name="T2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oft-page-break/><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1">Аликорны </text:span><text:span text:style-name="T23">—</text:span><text:span text:style-name="T21"> элементали. Они воплощают в себе какую-либо сторону чаяний и настроений сообщества пони. Анакорн </text:span><text:span text:style-name="T23">—</text:span><text:span text:style-name="T21"> супераликорн, элементаль всего мира</text:span><text:span text:style-name="T5">&gt;</text:span></text:p>
      <text:p text:style-name="P16"/>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2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1">Вкратце суть сна Рэрити.</text:span></text:p>
      <text:p text:style-name="P2"><text:span text:style-name="T21">Она проснулась в мире Терры веб-дизайнером. И мир Эквестрии ей только снился </text:span><text:span text:style-name="T23">—</text:span><text:span text:style-name="T21"> и быстро начал забываться. Т.е. мир Эквестрии - всего лишь сон терранского парня (девушки?)</text:span></text:p>
      <text:p text:style-name="P2"><text:span text:style-name="T21">к экрану - очередь из пони (пони пропадают из Эквестрии). В очереди близко к экрану </text:span><text:span text:style-name="T23">—</text:span><text:span text:style-name="T21"> Селестия. Рэрити </text:span><text:span text:style-name="T23">—</text:span><text:span text:style-name="T21"> без очереди (у неё </text:span><text:span text:style-name="T23">—</text:span><text:span text:style-name="T21"> билет-пропуск от Индрэ).</text:span></text:p>
      <text:p text:style-name="P2"><text:span text:style-name="T21">Рэрити проснулась парнем, т.к. в Эквестрии </text:span><text:span text:style-name="T23">—</text:span><text:span text:style-name="T21"> матриархат, роль терранских мужчин там несут кобылы.</text:span></text:p>
      <text:p text:style-name="P2"><text:span text:style-name="T2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1">Влад рассказывает Максу о своём сне </text:span><text:span text:style-name="T23">—</text:span><text:span text:style-name="T21"> как он был поняхой, а потом проснулся в мире Терры</text:span><text:span text:style-name="T5">&gt;</text:span></text:p>
      <text:p text:style-name="P16"/>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1">согласовать с тем, что говорил Анакорн о Р/Д</text:span><text:span text:style-name="T5">&gt;</text:span>). </text:p>
      <text:p text:style-name="P2">Об этом Эгрегоре пишется в книге <text:span text:style-name="T5">&lt;</text:span><text:span text:style-name="T2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5">&lt;</text:span><text:span text:style-name="T21">обоснование сна для Р/Д. РД видит несколько вариантов историй с Mane6 </text:span><text:span text:style-name="T23">—</text:span><text:span text:style-name="T21"> и с собой + Леро </text:span><text:span text:style-name="T23">—</text:span><text:span text:style-name="T21"> намёк на несовместимые фанфики</text:span></text:p>
      <text:p text:style-name="P2"><text:soft-page-break/><text:span text:style-name="T2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2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1">Кто следующий готов рассказывать?</text:span></text:p>
      <text:p text:style-name="P30">Пинки дёрнулась на месте, но промолчала.</text:p>
      <text:p text:style-name="P2"><text:span text:style-name="T23">–</text:span><text:span text:style-name="T21"> Я расскажу, - шагнула вперёд радужная пегаска. </text:span><text:span text:style-name="T23">–</text:span><text:span text:style-name="T21"> Хотя вряд ли ты узнаешь что-то полезное. Там галиматья какая-то…</text:span><text:span text:style-name="T5">&gt;</text:span></text:p>
      <text:p text:style-name="P2"/>
      <text:p text:style-name="P2"><text:span text:style-name="T5">&lt;</text:span><text:span text:style-name="T21">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3">—</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1"> Эгрегором Эквестрии. После чего пееренос на Землю на 10 лет назад. Начало написания “Последнего фанфика”.</text:span><text:span text:style-name="T5">&gt;</text:span></text:p>
      <text:p text:style-name="P16"/>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8"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1">…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5">–</text:span> А водку у вас принято пить?</text:p>
      <text:p text:style-name="P2"><text:span text:style-name="T23">–</text:span><text:span text:style-name="T21"> Некоторые употребляют. Но правительница Эквестрии, пьющая водку </text:span><text:span text:style-name="T22">—</text:span><text:span text:style-name="T21"> это уже черезчур. </text:span><text:span text:style-name="T23">–</text:span><text:span text:style-name="T21"> Засмеялась Селестия. </text:span><text:span text:style-name="T23">–</text:span><text:span text:style-name="T2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text:soft-page-break/>Картинка перед глазами Дэш поплыла…</text:p>
      <text:p text:style-name="P2"/>
      <text:h text:style-name="P11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1">Концепция абсолютного зла. Вычеркнуть кого-то из бытия.</text:span></text:p>
      <text:p text:style-name="P2"><text:span text:style-name="T21">Пока идёт борьба за вычёркивание </text:span><text:span text:style-name="T22">—</text:span><text:span text:style-name="T21"> это вычёркивание является злом. Но когда вычёркивание произошло, зло исчезает </text:span><text:span text:style-name="T22">—</text:span><text:span text:style-name="T21"> т.к. вычеркнутого никогда не было, о нём никто не знает. Никто </text:span><text:span text:style-name="T22">—</text:span><text:span text:style-name="T21"> даже вычёркивающий</text:span><text:span text:style-name="T5">&gt;</text:span></text:p>
      <text:p text:style-name="P2"/>
      <text:h text:style-name="P118"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text:soft-page-break/>“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6">***</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1">добавить сочувствия</text:span><text:span text:style-name="T5">&gt;</text:span>.</text:p>
      <text:p text:style-name="P2"/>
      <text:p text:style-name="P2"><text:span text:style-name="T5">&lt;</text:span><text:span text:style-name="T21">После этого случая Тавйлайт решает прекратить сеансы двойного сна. Сеанса с ЭйДжей и Флатти не будет</text:span><text:span text:style-name="T5">&gt;</text:span></text:p>
      <text:p text:style-name="P2"/>
      <text:h text:style-name="P118"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8" text:outline-level="2">Поиск решения</text:h>
      <text:p text:style-name="P7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5">&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6"/>
      <text:p text:style-name="P2"><text:span text:style-name="T5">&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1"> Луна создаёт обратный коридор в срок.</text:span><text:span text:style-name="T5">&gt;</text:span></text:p>
      <text:p text:style-name="P2"/>
      <text:h text:style-name="P118"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2">Дуглас </text:span><text:span text:style-name="T23">—</text:span><text:span text:style-name="T22"> </text:span><text:span text:style-name="T2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5">&lt;</text:span><text:span text:style-name="T21">высоко летать нельзя из-за молний</text:span><text:span text:style-name="T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1">двухмесячной</text:span><text:span text:style-name="T5">&gt;</text:span> давности осталось лишь направление движения.</text:p>
      <text:p text:style-name="P2">И опять, как <text:span text:style-name="T5">&lt;</text:span><text:span text:style-name="T2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1">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2">Хм. Блок эмоций? Или просто модификация стандартного приветствия?</text:p>
      <text:p text:style-name="P2"><text:soft-page-break/><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1">Не следует противопоставлять злу ещё большее зло - это только усилит его — </text:span><text:span text:style-name="T22">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text:soft-page-break/>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5">&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1">пять</text:span><text:span text:style-name="T5">&gt;</text:span>длинную прореху в куртке, <text:span text:style-name="T5">&lt;</text:span><text:span text:style-name="T2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1">улучшить</text:span><text:span text:style-name="T5">&gt;</text:span>. А тот случай, когда мне пришлось зашивать тебе куртку после нападения убийц <text:span text:style-name="T5">&lt;</text:span><text:span text:style-name="T2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text:soft-page-break/>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8" text:outline-level="2">След?</text:h>
      <text:p text:style-name="P76"/>
      <text:p text:style-name="P2"><text:span text:style-name="T5">&lt;</text:span><text:span text:style-name="T21">сначала эпизод - проверка сумки в серверной</text:span><text:span text:style-name="T5">&gt;</text:span></text:p>
      <text:p text:style-name="P2"><text:span text:style-name="T5">&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5">&lt;</text:span><text:span text:style-name="T21">расширить. Перед кафешкой - диалог с Флатти и ЭйДжей. Все думают, что наконец-то нашли Селестию. Все ликуют</text:span><text:span text:style-name="T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1">Расширить сцену в кафе. Ожидание, подьём и… падение ожиданий</text:span><text:span text:style-name="T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8" text:outline-level="2">Озарение</text:h>
      <text:p text:style-name="P2"/>
      <text:p text:style-name="P2"><text:span text:style-name="T5">&lt;</text:span><text:span text:style-name="T21">Флаттершай смотрит млп и говорит - всё не так. Макс с Эпплджек пытаются подвести итоги - </text:span><text:soft-page-break/><text:span text:style-name="T2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oft-page-break/><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6777756753563425169" text:style-name="L5">
        <text:list-header>
          <text:p text:style-name="P10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202842933009083" text:continue-numbering="true" text:style-name="L5">
        <text:list-header>
          <text:p text:style-name="P109">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841279390466" text:continue-numbering="true" text:style-name="L5">
        <text:list-header>
          <text:p text:style-name="P109">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841786348142" text:continue-numbering="true" text:style-name="L5">
        <text:list-header>
          <text:p text:style-name="P109">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17"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17" text:outline-level="2">Дискорд</text:h>
      <text:p text:style-name="P76"/>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21">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1690642808320952177" text:style-name="L6">
        <text:list-header>
          <text:p text:style-name="P11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3"><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5751061041225137934" text:style-name="L7">
        <text:list-header>
          <text:p text:style-name="P11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18"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4">– Ффы, тьфу, пффф, пфу! <text:span text:style-name="T5">&lt;</text:span><text:span text:style-name="T2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22">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21">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text:soft-page-break/>–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text:soft-page-break/>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18"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text:soft-page-break/>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21">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9">–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text:soft-page-break/>–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23">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2" text:note-class="footnote"><text:note-citation>12</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2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2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21">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21">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6515163009739386339" text:style-name="L8">
        <text:list-header>
          <text:p text:style-name="P111">(<text:span text:style-name="T27">Луна — как повелительница снов, слышала разговор Макса с Анакорном</text:span>)</text:p>
          <text:p text:style-name="P112"/>
        </text:list-header>
      </text:list>
      <text:p text:style-name="P85">***</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1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text:soft-page-break/></text:p>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2">Яростно метнув <text:span text:style-name="T5">&lt;</text:span><text:span text:style-name="T2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22T20:28:40.402009958</dc:date>
    <meta:editing-duration>P51DT21H3M58S</meta:editing-duration>
    <meta:editing-cycles>2198</meta:editing-cycles>
    <meta:generator>LibreOffice/5.0.2.2$Linux_X86_64 LibreOffice_project/00m0$Build-2</meta:generator>
    <meta:document-statistic meta:table-count="0" meta:image-count="0" meta:object-count="0" meta:page-count="125" meta:paragraph-count="2575" meta:word-count="57228" meta:character-count="380188" meta:non-whitespace-character-count="322744"/>
  </office:meta>
</office:document-meta>
</file>